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a2e2" officeooo:paragraph-rsid="000fa2e2" style:font-weight-asian="bold" style:font-weight-complex="bold"/>
    </style:style>
    <style:style style:name="T1" style:family="text">
      <style:text-properties officeooo:rsid="001018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on</text:span> Implementation 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union student{</text:p>
      <text:p text:style-name="Standard"><text:s text:c="4"/>int id;</text:p>
      <text:p text:style-name="Standard"><text:s text:c="4"/>int roll_no;</text:p>
      <text:p text:style-name="Standard"><text:s text:c="4"/>char name[50];</text:p>
      <text:p text:style-name="Standard"><text:s text:c="4"/>int clas;</text:p>
      <text:p text:style-name="Standard"><text:s text:c="4"/></text:p>
      <text:p text:style-name="Standard"><text:s text:c="4"/></text:p>
      <text:p text:style-name="Standard"><text:s text:c="4"/>void getdetails(){</text:p>
      <text:p text:style-name="Standard"><text:s text:c="8"/>cout&lt;&lt;"Enter the id of student "&lt;&lt;endl;</text:p>
      <text:p text:style-name="Standard"><text:s text:c="8"/>cin&gt;&gt;id;</text:p>
      <text:p text:style-name="Standard"><text:s text:c="8"/>cout&lt;&lt;"Enter the rol_no of student "&lt;&lt;endl;</text:p>
      <text:p text:style-name="Standard"><text:s text:c="8"/>cin&gt;&gt;roll_no;</text:p>
      <text:p text:style-name="Standard"><text:s text:c="8"/>cout&lt;&lt;"Enter the name of student "&lt;&lt;endl;</text:p>
      <text:p text:style-name="Standard"><text:s text:c="8"/>cin&gt;&gt;name;</text:p>
      <text:p text:style-name="Standard"><text:s text:c="8"/>cout&lt;&lt;"Enter the class of student "&lt;&lt;endl;</text:p>
      <text:p text:style-name="Standard"><text:s text:c="8"/>cin&gt;&gt;clas;</text:p>
      <text:p text:style-name="Standard"><text:s text:c="4"/>}</text:p>
      <text:p text:style-name="Standard"><text:s text:c="4"/>void printdetails(){</text:p>
      <text:p text:style-name="Standard"><text:s text:c="8"/>cout&lt;&lt;"The id of student is "&lt;&lt;endl;</text:p>
      <text:p text:style-name="Standard"><text:s text:c="8"/>cout&lt;&lt;id&lt;&lt;endl;</text:p>
      <text:p text:style-name="Standard"><text:s text:c="8"/>cout&lt;&lt;"The roll_no of student is "&lt;&lt;endl;</text:p>
      <text:p text:style-name="Standard"><text:s text:c="8"/>cout&lt;&lt;roll_no&lt;&lt;endl;</text:p>
      <text:p text:style-name="Standard"><text:s text:c="8"/>cout&lt;&lt;"The name of student is "&lt;&lt;endl;</text:p>
      <text:p text:style-name="Standard"><text:s text:c="8"/>cout&lt;&lt;name&lt;&lt;endl;</text:p>
      <text:p text:style-name="Standard"><text:s text:c="8"/>cout&lt;&lt;"The class of student is "&lt;&lt;endl;</text:p>
      <text:p text:style-name="Standard"><text:s text:c="8"/>cout&lt;&lt;clas&lt;&lt;endl;</text:p>
      <text:p text:style-name="Standard"><text:s text:c="4"/>}</text:p>
      <text:p text:style-name="Standard">};</text:p>
      <text:p text:style-name="Standard">int main()</text:p>
      <text:p text:style-name="Standard">{</text:p>
      <text:p text:style-name="Standard"><text:s text:c="4"/>int n;</text:p>
      <text:p text:style-name="Standard"><text:s text:c="4"/>cout&lt;&lt;"Enter the no. of students ";</text:p>
      <text:p text:style-name="Standard"><text:s text:c="4"/>cin&gt;&gt;n;</text:p>
      <text:p text:style-name="Standard"><text:s text:c="4"/>student s;</text:p>
      <text:p text:style-name="Standard"><text:s text:c="4"/>for(int i=0;i&lt;n;i++){</text:p>
      <text:p text:style-name="Standard"><text:s text:c="8"/></text:p>
      <text:p text:style-name="Standard"><text:s text:c="8"/>s.getdetails();</text:p>
      <text:p text:style-name="Standard"><text:s text:c="8"/>s.printdetails(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>//it will print only the last element val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3T13:11:51.339543485</dc:date>
    <meta:editing-duration>PT4H30M3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45" meta:word-count="110" meta:character-count="983" meta:non-whitespace-character-count="694"/>
  </office:meta>
</office:document-meta>
</file>